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cu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 Bala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ure 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lin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formula="of:=48/4*3" office:value-type="float" office:value="36" calcext:value-type="float">
            <text:p>36</text:p>
          </table:table-cell>
          <table:table-cell/>
          <table:table-cell table:formula="of:=45/56" office:value-type="float" office:value="0.803571428571429" calcext:value-type="float">
            <text:p>0,8035714286</text:p>
          </table:table-cell>
          <table:table-cell office:value-type="float" office:value="56" calcext:value-type="float">
            <text:p>56</text:p>
          </table:table-cell>
          <table:table-cell table:formula="of:=[.D18]*[.C18]" office:value-type="float" office:value="45" calcext:value-type="float">
            <text:p>45</text:p>
          </table:table-cell>
        </table:table-row>
        <table:table-row table:style-name="ro1">
          <table:table-cell table:formula="of:=SQRT(18*18+24*24)" office:value-type="float" office:value="30" calcext:value-type="float">
            <text:p>30</text:p>
          </table:table-cell>
          <table:table-cell/>
          <table:table-cell table:formula="of:=45/56" office:value-type="float" office:value="0.803571428571429" calcext:value-type="float">
            <text:p>0,8035714286</text:p>
          </table:table-cell>
          <table:table-cell office:value-type="float" office:value="24" calcext:value-type="float">
            <text:p>24</text:p>
          </table:table-cell>
          <table:table-cell table:formula="of:=[.D19]*[.C19]" office:value-type="float" office:value="19.2857142857143" calcext:value-type="float">
            <text:p>19,2857142857</text:p>
          </table:table-cell>
        </table:table-row>
        <table:table-row table:style-name="ro1">
          <table:table-cell table:formula="of:=SQRT(30*30+48*48)" office:value-type="float" office:value="56.6038867923396" calcext:value-type="float">
            <text:p>56,6038867923</text:p>
          </table:table-cell>
          <table:table-cell/>
          <table:table-cell table:formula="of:=45/56" office:value-type="float" office:value="0.803571428571429" calcext:value-type="float">
            <text:p>0,8035714286</text:p>
          </table:table-cell>
          <table:table-cell office:value-type="float" office:value="30" calcext:value-type="float">
            <text:p>30</text:p>
          </table:table-cell>
          <table:table-cell table:formula="of:=[.D20]*[.C20]" office:value-type="float" office:value="24.1071428571429" calcext:value-type="float">
            <text:p>24,1071428571</text:p>
          </table:table-cell>
        </table:table-row>
        <table:table-row table:style-name="ro1">
          <table:table-cell table:number-columns-repeated="2"/>
          <table:table-cell table:formula="of:=45/56" office:value-type="float" office:value="0.803571428571429" calcext:value-type="float">
            <text:p>0,8035714286</text:p>
          </table:table-cell>
          <table:table-cell office:value-type="float" office:value="18" calcext:value-type="float">
            <text:p>18</text:p>
          </table:table-cell>
          <table:table-cell table:formula="of:=[.D21]*[.C21]" office:value-type="float" office:value="14.4642857142857" calcext:value-type="float">
            <text:p>14,4642857143</text:p>
          </table:table-cell>
        </table:table-row>
        <table:table-row table:style-name="ro1">
          <table:table-cell table:number-columns-repeated="2"/>
          <table:table-cell table:formula="of:=45/56" office:value-type="float" office:value="0.803571428571429" calcext:value-type="float">
            <text:p>0,8035714286</text:p>
          </table:table-cell>
          <table:table-cell office:value-type="float" office:value="48" calcext:value-type="float">
            <text:p>48</text:p>
          </table:table-cell>
          <table:table-cell table:formula="of:=[.D22]*[.C22]" office:value-type="float" office:value="38.5714285714286" calcext:value-type="float">
            <text:p>38,5714285714</text:p>
          </table:table-cell>
        </table:table-row>
        <table:table-row table:style-name="ro1">
          <table:table-cell table:number-columns-repeated="2"/>
          <table:table-cell table:formula="of:=45/56" office:value-type="float" office:value="0.803571428571429" calcext:value-type="float">
            <text:p>0,8035714286</text:p>
          </table:table-cell>
          <table:table-cell/>
          <table:table-cell table:formula="of:=[.D23]*[.C23]" office:value-type="float" office:value="0" calcext:value-type="float">
            <text:p>0</text:p>
          </table:table-cell>
        </table:table-row>
        <table:table-row table:style-name="ro1">
          <table:table-cell table:formula="of:=SQRT(14*14+19*19)" office:value-type="float" office:value="23.6008474424119" calcext:value-type="float">
            <text:p>23,6008474424</text:p>
          </table:table-cell>
          <table:table-cell/>
          <table:table-cell table:formula="of:=45/56" office:value-type="float" office:value="0.803571428571429" calcext:value-type="float">
            <text:p>0,8035714286</text:p>
          </table:table-cell>
          <table:table-cell/>
          <table:table-cell table:formula="of:=[.D24]*[.C24]" office:value-type="float" office:value="0" calcext:value-type="float">
            <text:p>0</text:p>
          </table:table-cell>
        </table:table-row>
        <table:table-row table:style-name="ro1">
          <table:table-cell table:formula="of:=SQRT(24*24+43*43)" office:value-type="float" office:value="49.2442890089805" calcext:value-type="float">
            <text:p>49,244289009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0:36:36.1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2:33:18.326000000</meta:creation-date>
    <dc:date>2015-05-05T20:40:25.913000000</dc:date>
    <meta:editing-duration>PT2H25M58S</meta:editing-duration>
    <meta:editing-cycles>5</meta:editing-cycles>
    <meta:generator>LibreOffice/4.4.2.2$Windows_x86 LibreOffice_project/c4c7d32d0d49397cad38d62472b0bc8acff48dd6</meta:generator>
    <meta:document-statistic meta:table-count="1" meta:cell-count="47" meta:object-count="0"/>
  </office:meta>
</office:document-meta>
</file>